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35cm" svg:stroke-color="#89c765" draw:marker-start-width="0.252cm" draw:marker-end-width="0.252cm" draw:fill-color="#c2e0ae" draw:textarea-horizontal-align="justify" draw:textarea-vertical-align="bottom" draw:auto-grow-height="false" fo:min-height="2.75cm" fo:min-width="12.5cm" fo:padding-top="0.142cm" fo:padding-bottom="0.142cm" fo:padding-left="0.267cm" fo:padding-right="0.267cm"/>
    </style:style>
    <style:style style:name="gr2" style:family="graphic" style:parent-style-name="standard">
      <style:graphic-properties svg:stroke-width="0.035cm" svg:stroke-color="#729fcf" draw:marker-start-width="0.252cm" draw:marker-end-width="0.252cm" draw:fill-color="#adc5e7" draw:textarea-horizontal-align="justify" draw:textarea-vertical-align="middle" draw:auto-grow-height="false" fo:min-height="1.75cm" fo:min-width="0.7cm" fo:padding-top="0.142cm" fo:padding-bottom="0.142cm" fo:padding-left="0.267cm" fo:padding-right="0.267cm"/>
    </style:style>
    <style:style style:name="gr3" style:family="graphic" style:parent-style-name="standard">
      <style:graphic-properties svg:stroke-width="0.035cm" svg:stroke-color="#89c765" draw:marker-start-width="0.253cm" draw:marker-end-width="0.253cm" draw:fill-color="#c2e0ae" draw:textarea-horizontal-align="justify" draw:textarea-vertical-align="top" draw:auto-grow-height="false" fo:min-height="2.75cm" fo:min-width="12.5cm" fo:padding-top="0.143cm" fo:padding-bottom="0.143cm" fo:padding-left="0.268cm" fo:padding-right="0.268cm"/>
    </style:style>
    <style:style style:name="gr4" style:family="graphic" style:parent-style-name="standard">
      <style:graphic-properties svg:stroke-width="0.035cm" svg:stroke-color="#fdb94d" draw:marker-start-width="0.252cm" draw:marker-end-width="0.252cm" draw:fill-color="#ffdaa2" draw:textarea-horizontal-align="justify" draw:textarea-vertical-align="middle" draw:auto-grow-height="false" fo:min-height="1.75cm" fo:min-width="10.5cm" fo:padding-top="0.142cm" fo:padding-bottom="0.142cm" fo:padding-left="0.267cm" fo:padding-right="0.267cm"/>
    </style:style>
    <style:style style:name="gr5" style:family="graphic" style:parent-style-name="standard">
      <style:graphic-properties svg:stroke-width="0.035cm" svg:stroke-color="#fdb94d" draw:marker-start-width="0.252cm" draw:marker-end-width="0.252cm" draw:fill-color="#ffdaa2" draw:textarea-horizontal-align="justify" draw:textarea-vertical-align="top" draw:auto-grow-height="false" fo:min-height="1.75cm" fo:min-width="10.5cm" fo:padding-top="0.142cm" fo:padding-bottom="0.142cm" fo:padding-left="0.267cm" fo:padding-right="0.267cm"/>
    </style:style>
    <style:style style:name="gr6" style:family="graphic" style:parent-style-name="standard">
      <style:graphic-properties draw:stroke="solid" draw:stroke-dash="Ultrafine_20_Dashed" svg:stroke-width="0.035cm" svg:stroke-color="#729fcf" draw:marker-start-width="0.304cm" draw:marker-end-width="0.304cm" draw:fill-color="#adc5e7" draw:textarea-horizontal-align="justify" draw:textarea-vertical-align="middle" draw:auto-grow-height="false" fo:min-height="1.75cm" fo:min-width="0.7cm" fo:padding-top="0.159cm" fo:padding-bottom="0.159cm" fo:padding-left="0.284cm" fo:padding-right="0.284cm"/>
    </style:style>
    <style:style style:name="gr7" style:family="graphic" style:parent-style-name="standard">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8" style:family="graphic" style:parent-style-name="standard">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gr9" style:family="graphic" style:parent-style-name="Default_5f_1">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10" style:family="graphic" style:parent-style-name="Default_5f_1">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0.598cm" fo:min-width="0.002cm"/>
    </style:style>
    <style:style style:name="gr12" style:family="graphic" style:parent-style-name="Default_5f_1_5f_1">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13" style:family="graphic" style:parent-style-name="Default_5f_1_5f_1">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gr14" style:family="graphic" style:parent-style-name="Default_5f_1_5f_2">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15" style:family="graphic" style:parent-style-name="Default_5f_1_5f_2">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gr16" style:family="graphic" style:parent-style-name="Default_5f_1_5f_3">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17" style:family="graphic" style:parent-style-name="Default_5f_1_5f_3">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gr18" style:family="graphic" style:parent-style-name="Default_5f_1_5f_4">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19" style:family="graphic" style:parent-style-name="Default_5f_1_5f_4">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P1" style:family="paragraph">
      <style:paragraph-properties fo:text-align="center"/>
    </style:style>
    <style:style style:name="P2" style:family="paragraph">
      <loext:graphic-properties draw:fill-color="#c2e0ae"/>
      <style:paragraph-properties fo:text-align="center"/>
      <style:text-properties fo:color="#000000" fo:font-size="66pt" style:font-size-asian="66pt" style:font-size-complex="66pt"/>
    </style:style>
    <style:style style:name="P3" style:family="paragraph">
      <loext:graphic-properties draw:fill-color="#adc5e7"/>
      <style:paragraph-properties fo:text-align="center"/>
      <style:text-properties fo:color="#000000" fo:font-size="16pt" style:font-size-asian="48pt" style:font-size-complex="48pt"/>
    </style:style>
    <style:style style:name="P4" style:family="paragraph">
      <style:paragraph-properties fo:margin-top="0cm" fo:margin-bottom="0cm" fo:text-align="center"/>
    </style:style>
    <style:style style:name="P5" style:family="paragraph">
      <loext:graphic-properties draw:fill-color="#c2e0ae"/>
      <style:paragraph-properties fo:margin-top="0cm" fo:margin-bottom="0cm" fo:text-align="center"/>
      <style:text-properties fo:color="#000000" fo:font-size="66pt" style:font-size-asian="66pt" style:font-size-complex="66pt"/>
    </style:style>
    <style:style style:name="P6" style:family="paragraph">
      <loext:graphic-properties draw:fill-color="#ffdaa2"/>
      <style:paragraph-properties fo:text-align="center"/>
      <style:text-properties fo:font-size="32pt" style:font-size-asian="32pt" style:font-size-complex="32pt"/>
    </style:style>
    <style:style style:name="P7" style:family="paragraph">
      <loext:graphic-properties draw:fill-color="#adc5e7"/>
      <style:paragraph-properties fo:text-align="center"/>
    </style:style>
    <style:style style:name="P8" style:family="paragraph">
      <loext:graphic-properties draw:fill-color="#adc5e7"/>
      <style:paragraph-properties fo:text-align="center"/>
      <style:text-properties fo:color="#000000"/>
    </style:style>
    <style:style style:name="P9" style:family="paragraph">
      <style:paragraph-properties fo:margin-top="0cm" fo:margin-bottom="0.1cm" fo:text-align="center"/>
    </style:style>
    <style:style style:name="P10" style:family="paragraph">
      <loext:graphic-properties draw:fill-color="#adc5e7"/>
      <style:paragraph-properties fo:margin-top="0cm" fo:margin-bottom="0.1cm" fo:text-align="center"/>
      <style:text-properties fo:color="#000000"/>
    </style:style>
    <style:style style:name="P11" style:family="paragraph">
      <loext:graphic-properties draw:fill="none" draw:fill-color="#ffffff"/>
    </style:style>
    <style:style style:name="T1" style:family="text">
      <style:text-properties fo:color="#000000" fo:font-size="66pt" style:font-size-asian="66pt" style:font-size-complex="66pt"/>
    </style:style>
    <style:style style:name="T2" style:family="text">
      <style:text-properties fo:color="#000000" fo:font-size="44pt" style:font-size-asian="48pt" style:font-size-complex="48pt"/>
    </style:style>
    <style:style style:name="T3" style:family="text">
      <style:text-properties fo:color="#000000" fo:font-size="15pt" style:font-size-asian="15pt" style:font-size-complex="15pt"/>
    </style:style>
    <style:style style:name="T4" style:family="text">
      <style:text-properties fo:font-size="32pt" style:font-size-asian="32pt" style:font-size-complex="32pt"/>
    </style:style>
    <style:style style:name="T5" style:family="text">
      <style:text-properties fo:font-size="20pt" style:font-size-asian="22pt" style:font-size-complex="22pt"/>
    </style:style>
    <style:style style:name="T6"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2" draw:layer="layout" svg:width="14.999cm" svg:height="3.999cm" svg:x="1cm" svg:y="17.7cm" svg:viewBox="0 0 15000 4000" draw:points="3575,1500 4300,1500 4999,1500 5001,1500 5700,1500 6425,1500 6899,1000 14000,1000 15000,1000 15000,4000 14000,4000 1000,4000 0,4000 0,0 1000,0 1000,1000 3101,1000">
          <text:p text:style-name="P1"><text:span text:style-name="T1">FINISH</text:span></text:p>
        </draw:polygon>
        <draw:polygon draw:style-name="gr2" draw:text-style-name="P3" draw:layer="layout" svg:width="2cm" svg:height="1.999cm" svg:x="1cm" svg:y="1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3" draw:text-style-name="P5" draw:layer="layout" svg:width="14.999cm" svg:height="3.999cm" svg:x="1cm" svg:y="13.4cm" svg:viewBox="0 0 15000 4000" draw:points="1000,3000 1000,4000 0,4000 0,0 1000,0 14000,0 15000,0 15000,3000 14000,3000 6900,3000 6425,3501 5700,3501 5001,3501 4999,3501 4300,3501 3575,3501 3100,3000">
          <text:p text:style-name="P4"><text:span text:style-name="T3"/></text:p>
          <text:p text:style-name="P4"><text:span text:style-name="T1">START</text:span></text:p>
        </draw:polygon>
        <draw:polygon draw:style-name="gr4" draw:text-style-name="P6" draw:layer="layout" svg:width="13.999cm" svg:height="3.5cm" svg:x="2cm" svg:y="25.2cm" svg:viewBox="0 0 14000 3501" draw:points="1000,3000 0,3000 0,0 1000,0 1000,1000 3101,1000 3575,1500 4300,1500 4999,1500 5001,1500 5700,1500 6425,1500 6899,1000 12000,1000 14000,1000 14000,3000 12000,3000 6900,3000 6899,3001 5899,3001 5425,3501 4700,3501 4001,3501 3999,3501 3300,3501 2575,3501 2100,3000">
          <text:p text:style-name="P1"><text:span text:style-name="T4"/></text:p>
          <text:p text:style-name="P1"><text:span text:style-name="T4">END OF REPEAT BLOCK </text:span></text:p>
        </draw:polygon>
        <draw:polygon draw:style-name="gr5" draw:text-style-name="P6" draw:layer="layout" svg:width="14cm" svg:height="2.999cm" svg:x="1.999cm" svg:y="22cm" svg:viewBox="0 0 14001 3000" draw:points="2576,501 3301,501 4000,501 4002,501 4701,501 5426,501 5901,0 6900,0 8501,0 12000,0 13600,0 14000,0 14000,399 14001,399 14000,400 13600,800 13600,1200 14000,1600 14001,1601 14000,1601 14000,2000 13600,2000 12000,2000 6900,2000 6425,2501 5700,2501 5001,2501 4999,2501 4300,2501 3575,2501 3100,2000 1000,2000 1000,3000 0,3000 0,0 1000,0 2101,0">
          <text:p text:style-name="P1"><text:span text:style-name="T5"/></text:p>
          <text:p text:style-name="P1"><text:span text:style-name="T4">REPEAT</text:span></text:p>
        </draw:polygon>
        <draw:polygon draw:style-name="gr2" draw:text-style-name="P3" draw:layer="layout" svg:width="2cm" svg:height="1.999cm" svg:x="3.4cm" svg:y="1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5.8cm" svg:y="1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olygon draw:style-name="gr2" draw:text-style-name="P3" draw:layer="layout" svg:width="2cm" svg:height="1.999cm" svg:x="8.2cm" svg:y="1cm" svg:viewBox="0 0 2001 2000" draw:points="401,2000 401,1600 1,1200 0,1199 1,1199 1,801 0,801 1,800 401,400 401,0 1600,0 1601,0 2000,0 2000,399 2001,399 2000,400 1601,799 1601,1201 2000,1600 2001,1601 2000,1601 2000,2000 1601,2000 1600,2000">
          <text:p text:style-name="P1"><text:span text:style-name="T2">4</text:span></text:p>
        </draw:polygon>
        <draw:polygon draw:style-name="gr2" draw:text-style-name="P3" draw:layer="layout" svg:width="2cm" svg:height="1.999cm" svg:x="10.601cm" svg:y="1cm" svg:viewBox="0 0 2001 2000" draw:points="401,2000 401,1600 1,1200 0,1199 1,1199 1,801 0,801 1,800 401,400 401,0 1600,0 1601,0 2000,0 2000,399 2001,399 2000,400 1601,799 1601,1201 2000,1600 2001,1601 2000,1601 2000,2000 1601,2000 1600,2000">
          <text:p text:style-name="P1"><text:span text:style-name="T2">5</text:span></text:p>
        </draw:polygon>
        <draw:polygon draw:style-name="gr2" draw:text-style-name="P3" draw:layer="layout" svg:width="2cm" svg:height="1.999cm" svg:x="1cm" svg:y="3.2cm" svg:viewBox="0 0 2001 2000" draw:points="401,2000 401,1600 1,1200 0,1199 1,1199 1,801 0,801 1,800 401,400 401,0 1600,0 1601,0 2000,0 2000,399 2001,399 2000,400 1601,799 1601,1201 2000,1600 2001,1601 2000,1601 2000,2000 1601,2000 1600,2000">
          <text:p text:style-name="P1"><text:span text:style-name="T2">6</text:span></text:p>
        </draw:polygon>
        <draw:polygon draw:style-name="gr2" draw:text-style-name="P3" draw:layer="layout" svg:width="2cm" svg:height="1.999cm" svg:x="3.4cm" svg:y="3.2cm" svg:viewBox="0 0 2001 2000" draw:points="401,2000 401,1600 1,1200 0,1199 1,1199 1,801 0,801 1,800 401,400 401,0 1600,0 1601,0 2000,0 2000,399 2001,399 2000,400 1601,799 1601,1201 2000,1600 2001,1601 2000,1601 2000,2000 1601,2000 1600,2000">
          <text:p text:style-name="P1"><text:span text:style-name="T2">7</text:span></text:p>
        </draw:polygon>
        <draw:polygon draw:style-name="gr2" draw:text-style-name="P3" draw:layer="layout" svg:width="2cm" svg:height="1.999cm" svg:x="5.8cm" svg:y="3.2cm" svg:viewBox="0 0 2001 2000" draw:points="401,2000 401,1600 1,1200 0,1199 1,1199 1,801 0,801 1,800 401,400 401,0 1600,0 1601,0 2000,0 2000,399 2001,399 2000,400 1601,799 1601,1201 2000,1600 2001,1601 2000,1601 2000,2000 1601,2000 1600,2000">
          <text:p text:style-name="P1"><text:span text:style-name="T2">8</text:span></text:p>
        </draw:polygon>
        <draw:polygon draw:style-name="gr2" draw:text-style-name="P3" draw:layer="layout" svg:width="2cm" svg:height="1.999cm" svg:x="8.2cm" svg:y="3.2cm" svg:viewBox="0 0 2001 2000" draw:points="401,2000 401,1600 1,1200 0,1199 1,1199 1,801 0,801 1,800 401,400 401,0 1600,0 1601,0 2000,0 2000,399 2001,399 2000,400 1601,799 1601,1201 2000,1600 2001,1601 2000,1601 2000,2000 1601,2000 1600,2000">
          <text:p text:style-name="P1"><text:span text:style-name="T2">9</text:span></text:p>
        </draw:polygon>
        <draw:polygon draw:style-name="gr2" draw:text-style-name="P3" draw:layer="layout" svg:width="2cm" svg:height="1.999cm" svg:x="10.601cm" svg:y="3.2cm" svg:viewBox="0 0 2001 2000" draw:points="401,2000 401,1600 1,1200 0,1199 1,1199 1,801 0,801 1,800 401,400 401,0 1600,0 1601,0 2000,0 2000,399 2001,399 2000,400 1601,799 1601,1201 2000,1600 2001,1601 2000,1601 2000,2000 1601,2000 1600,2000">
          <text:p text:style-name="P1"><text:span text:style-name="T2">0</text:span></text:p>
        </draw:polygon>
        <draw:polygon draw:style-name="gr2" draw:text-style-name="P3" draw:layer="layout" svg:width="2cm" svg:height="1.999cm" svg:x="1cm" svg:y="5.4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2" draw:text-style-name="P3" draw:layer="layout" svg:width="2cm" svg:height="1.999cm" svg:x="3.4cm" svg:y="5.4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5.8cm" svg:y="5.4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olygon draw:style-name="gr2" draw:text-style-name="P3" draw:layer="layout" svg:width="2cm" svg:height="1.999cm" svg:x="8.2cm" svg:y="5.4cm" svg:viewBox="0 0 2001 2000" draw:points="401,2000 401,1600 1,1200 0,1199 1,1199 1,801 0,801 1,800 401,400 401,0 1600,0 1601,0 2000,0 2000,399 2001,399 2000,400 1601,799 1601,1201 2000,1600 2001,1601 2000,1601 2000,2000 1601,2000 1600,2000">
          <text:p text:style-name="P1"><text:span text:style-name="T2">4</text:span></text:p>
        </draw:polygon>
        <draw:polygon draw:style-name="gr2" draw:text-style-name="P3" draw:layer="layout" svg:width="2cm" svg:height="1.999cm" svg:x="10.601cm" svg:y="5.4cm" svg:viewBox="0 0 2001 2000" draw:points="401,2000 401,1600 1,1200 0,1199 1,1199 1,801 0,801 1,800 401,400 401,0 1600,0 1601,0 2000,0 2000,399 2001,399 2000,400 1601,799 1601,1201 2000,1600 2001,1601 2000,1601 2000,2000 1601,2000 1600,2000">
          <text:p text:style-name="P1"><text:span text:style-name="T2">5</text:span></text:p>
        </draw:polygon>
        <draw:polygon draw:style-name="gr2" draw:text-style-name="P3" draw:layer="layout" svg:width="2cm" svg:height="1.999cm" svg:x="1cm" svg:y="7.6cm" svg:viewBox="0 0 2001 2000" draw:points="401,2000 401,1600 1,1200 0,1199 1,1199 1,801 0,801 1,800 401,400 401,0 1600,0 1601,0 2000,0 2000,399 2001,399 2000,400 1601,799 1601,1201 2000,1600 2001,1601 2000,1601 2000,2000 1601,2000 1600,2000">
          <text:p text:style-name="P1"><text:span text:style-name="T2">6</text:span></text:p>
        </draw:polygon>
        <draw:polygon draw:style-name="gr2" draw:text-style-name="P3" draw:layer="layout" svg:width="2cm" svg:height="1.999cm" svg:x="3.4cm" svg:y="7.6cm" svg:viewBox="0 0 2001 2000" draw:points="401,2000 401,1600 1,1200 0,1199 1,1199 1,801 0,801 1,800 401,400 401,0 1600,0 1601,0 2000,0 2000,399 2001,399 2000,400 1601,799 1601,1201 2000,1600 2001,1601 2000,1601 2000,2000 1601,2000 1600,2000">
          <text:p text:style-name="P1"><text:span text:style-name="T2">7</text:span></text:p>
        </draw:polygon>
        <draw:polygon draw:style-name="gr2" draw:text-style-name="P3" draw:layer="layout" svg:width="2cm" svg:height="1.999cm" svg:x="5.8cm" svg:y="7.6cm" svg:viewBox="0 0 2001 2000" draw:points="401,2000 401,1600 1,1200 0,1199 1,1199 1,801 0,801 1,800 401,400 401,0 1600,0 1601,0 2000,0 2000,399 2001,399 2000,400 1601,799 1601,1201 2000,1600 2001,1601 2000,1601 2000,2000 1601,2000 1600,2000">
          <text:p text:style-name="P1"><text:span text:style-name="T2">8</text:span></text:p>
        </draw:polygon>
        <draw:polygon draw:style-name="gr2" draw:text-style-name="P3" draw:layer="layout" svg:width="2cm" svg:height="1.999cm" svg:x="8.2cm" svg:y="7.6cm" svg:viewBox="0 0 2001 2000" draw:points="401,2000 401,1600 1,1200 0,1199 1,1199 1,801 0,801 1,800 401,400 401,0 1600,0 1601,0 2000,0 2000,399 2001,399 2000,400 1601,799 1601,1201 2000,1600 2001,1601 2000,1601 2000,2000 1601,2000 1600,2000">
          <text:p text:style-name="P1"><text:span text:style-name="T2">9</text:span></text:p>
        </draw:polygon>
        <draw:polygon draw:style-name="gr2" draw:text-style-name="P3" draw:layer="layout" svg:width="2cm" svg:height="1.999cm" svg:x="10.601cm" svg:y="7.6cm" svg:viewBox="0 0 2001 2000" draw:points="401,2000 401,1600 1,1200 0,1199 1,1199 1,801 0,801 1,800 401,400 401,0 1600,0 1601,0 2000,0 2000,399 2001,399 2000,400 1601,799 1601,1201 2000,1600 2001,1601 2000,1601 2000,2000 1601,2000 1600,2000">
          <text:p text:style-name="P1"><text:span text:style-name="T2">0</text:span></text:p>
        </draw:polygon>
        <draw:polygon draw:style-name="gr2" draw:text-style-name="P3" draw:layer="layout" svg:width="2cm" svg:height="1.999cm" svg:x="12.899cm" svg:y="1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2" draw:text-style-name="P3" draw:layer="layout" svg:width="2cm" svg:height="1.999cm" svg:x="15.299cm" svg:y="1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17.699cm" svg:y="1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olygon draw:style-name="gr2" draw:text-style-name="P3" draw:layer="layout" svg:width="2cm" svg:height="1.999cm" svg:x="12.998cm" svg:y="3.2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2" draw:text-style-name="P3" draw:layer="layout" svg:width="2cm" svg:height="1.999cm" svg:x="15.398cm" svg:y="3.2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17.798cm" svg:y="3.2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olygon draw:style-name="gr2" draw:text-style-name="P3" draw:layer="layout" svg:width="2cm" svg:height="1.999cm" svg:x="12.999cm" svg:y="5.4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2" draw:text-style-name="P3" draw:layer="layout" svg:width="2cm" svg:height="1.999cm" svg:x="15.399cm" svg:y="5.4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17.799cm" svg:y="5.4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olygon draw:style-name="gr2" draw:text-style-name="P3" draw:layer="layout" svg:width="2cm" svg:height="1.999cm" svg:x="12.998cm" svg:y="7.6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2" draw:text-style-name="P3" draw:layer="layout" svg:width="2cm" svg:height="1.999cm" svg:x="15.398cm" svg:y="7.6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17.798cm" svg:y="7.6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ath draw:style-name="gr6" draw:text-style-name="P7" draw:layer="layout" svg:width="9.275cm" svg:height="2.08cm" svg:x="0.965cm" svg:y="9.719cm" svg:viewBox="0 0 9276 2081" svg:d="M19 847c-1-1-1-3-1-5 0-4 0-6 2-9 1-2 1-3 3-4l1-1 12-12c-1-1-2-2-4-3-2-2-5-2-8-2-4 0-6 0-9 2-2 1-3 2-4 3-1 1-2 2-3 3-1 2-1 4-2 6l13 7-8 9 8 7zM5634 2075h-398-1-1-799-399-1-801-398-1-1-799-399-1-1199c-3 0-6 0-9-1l4-17-4 17c-3 0-6-2-8-3-3-2-6-4-8-6l13-12-13 12c-2-2-4-4-5-7-2-3-3-6-4-8-1-3-1-6-1-10v-385l-390-390 13-12-13 12-1-1c-2-2-4-4-5-7-2-3-3-6-4-8-1-3-1-6-1-9s0-6 1-9v-381c-1-3-1-6-1-9s0-6 1-9c1-2 2-5 4-8 1-3 3-5 5-7l1-1 390-390v-385c0-4 0-7 1-10 1-2 2-5 4-8 1-3 3-5 5-7s5-4 7-6c3-1 6-3 9-3l4 17-4-17c3-1 6-2 9-2h1199 1 399 799 1 1 398 801 1 399 799 1 1 398 681c6-3 13-5 20-5h2900c7 0 14 2 20 5 7 4 11 9 15 15 4 7 6 13 6 21v2000c0 7-2 13-6 20-4 6-8 11-15 15-6 3-13 5-20 5h-2900c-7 0-14-2-20-5v-1z">
          <text:p text:style-name="P1">Until the song ends</text:p>
        </draw:path>
        <draw:path draw:style-name="gr6" draw:text-style-name="P7" draw:layer="layout" svg:width="9.275cm" svg:height="2.08cm" svg:x="10.6cm" svg:y="9.719cm" svg:viewBox="0 0 9276 2081" svg:d="M19 847c-1-1-1-3-1-5 0-4 0-6 2-9 1-2 1-3 3-4l1-1 12-12c-1-1-2-2-4-3-2-2-5-2-8-2-4 0-6 0-9 2-2 1-3 2-4 3-1 1-2 2-3 3-1 2-1 4-2 6l13 7-8 9 8 7zM5634 2075h-398-1-1-799-399-1-801-398-1-1-799-399-1-1199c-3 0-6 0-9-1l4-17-4 17c-3 0-6-2-8-3-3-2-6-4-8-6l13-12-13 12c-2-2-4-4-5-7-2-3-3-6-4-8-1-3-1-6-1-10v-385l-390-390 13-12-13 12-1-1c-2-2-4-4-5-7-2-3-3-6-4-8-1-3-1-6-1-9s0-6 1-9v-381c-1-3-1-6-1-9s0-6 1-9c1-2 2-5 4-8 1-3 3-5 5-7l1-1 390-390v-385c0-4 0-7 1-10 1-2 2-5 4-8 1-3 3-5 5-7s5-4 7-6c3-1 6-3 9-3l4 17-4-17c3-1 6-2 9-2h1199 1 399 799 1 1 398 801 1 399 799 1 1 398 681c6-3 13-5 20-5h2900c7 0 14 2 20 5 7 4 11 9 15 15 4 7 6 13 6 21v2000c0 7-2 13-6 20-4 6-8 11-15 15-6 3-13 5-20 5h-2900c-7 0-14-2-20-5v-1z">
          <text:p text:style-name="P1">Until someone claps hands</text:p>
        </draw:path>
      </draw:page>
      <draw:page draw:name="page2" draw:style-name="dp1" draw:master-page-name="Default">
        <draw:polygon draw:style-name="gr7"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text:style-name="P1"><text:span text:style-name="T6">Lift your left hand</text:span></text:p>
        </draw:polygon>
        <draw:polygon draw:style-name="gr8"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Make this many steps forward</text:span></text:p>
        </draw:polygon>
        <draw:polygon draw:style-name="gr7"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text:style-name="P1"><text:span text:style-name="T6">Lift your right hand</text:span></text:p>
        </draw:polygon>
        <draw:polygon draw:style-name="gr8"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Make this many steps back</text:span></text:p>
        </draw:polygon>
        <draw:polygon draw:style-name="gr7"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text:style-name="P9"><text:span text:style-name="T6">Bend your left elbow</text:span></text:p>
        </draw:polygon>
        <draw:polygon draw:style-name="gr8"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Make this many steps left</text:span></text:p>
        </draw:polygon>
        <draw:polygon draw:style-name="gr7"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text:style-name="P9"><text:span text:style-name="T6">Bend your right elbow</text:span></text:p>
        </draw:polygon>
        <draw:polygon draw:style-name="gr8"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Make this many steps right</text:span></text:p>
        </draw:polygon>
        <draw:polygon draw:style-name="gr7"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text:style-name="P9"><text:span text:style-name="T6">Straighten your hands</text:span></text:p>
        </draw:polygon>
      </draw:page>
      <draw:page draw:name="page3" draw:style-name="dp1" draw:master-page-name="Default">
        <draw:polygon draw:style-name="gr9"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text:style-name="P1"><text:span text:style-name="T6">Drop your hands</text:span></text:p>
        </draw:polygon>
        <draw:polygon draw:style-name="gr10"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Jump this many times</text:span></text:p>
        </draw:polygon>
        <draw:polygon draw:style-name="gr9"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text:style-name="P1"><text:span text:style-name="T6">Squat</text:span></text:p>
        </draw:polygon>
        <draw:polygon draw:style-name="gr10"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Turn right this many times</text:span></text:p>
        </draw:polygon>
        <draw:polygon draw:style-name="gr9"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text:style-name="P9"><text:span text:style-name="T6">Straighten up</text:span></text:p>
        </draw:polygon>
        <draw:polygon draw:style-name="gr10"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Turn left this many times</text:span></text:p>
        </draw:polygon>
        <draw:polygon draw:style-name="gr9"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text:style-name="P9"><text:span text:style-name="T6">Raise your right leg</text:span></text:p>
        </draw:polygon>
        <draw:polygon draw:style-name="gr10"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March in place this many times</text:span></text:p>
        </draw:polygon>
        <draw:polygon draw:style-name="gr9"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text:style-name="P9"><text:span text:style-name="T6">Lift your left leg</text:span></text:p>
        </draw:polygon>
        <draw:frame draw:style-name="gr11" draw:text-style-name="P11" draw:layer="layout" svg:width="0.502cm" svg:height="1.187cm" svg:x="4.8cm" svg:y="25.3cm">
          <draw:text-box>
            <text:p/>
          </draw:text-box>
        </draw:frame>
        <draw:frame draw:style-name="gr11" draw:text-style-name="P11" draw:layer="layout" svg:width="0.502cm" svg:height="1.187cm" svg:x="11.8cm" svg:y="24.5cm">
          <draw:text-box>
            <text:p/>
          </draw:text-box>
        </draw:frame>
      </draw:page>
      <draw:page draw:name="page4" draw:style-name="dp1" draw:master-page-name="Default">
        <draw:polygon draw:style-name="gr12"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text:style-name="P1"><text:span text:style-name="T6">Squat</text:span></text:p>
        </draw:polygon>
        <draw:polygon draw:style-name="gr13"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Clap this many times</text:span></text:p>
        </draw:polygon>
        <draw:polygon draw:style-name="gr12"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text:style-name="P1"><text:span text:style-name="T6">Look up</text:span></text:p>
        </draw:polygon>
        <draw:polygon draw:style-name="gr13"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Blink your left eye this many times</text:span></text:p>
        </draw:polygon>
        <draw:polygon draw:style-name="gr12"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text:style-name="P9"><text:span text:style-name="T6">Look down</text:span></text:p>
        </draw:polygon>
        <draw:polygon draw:style-name="gr13"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Blink your right eye this many times</text:span></text:p>
        </draw:polygon>
        <draw:polygon draw:style-name="gr12"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text:style-name="P9"><text:span text:style-name="T6">Look left</text:span></text:p>
        </draw:polygon>
        <draw:polygon draw:style-name="gr13"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Blink your eyes this many times</text:span></text:p>
        </draw:polygon>
        <draw:polygon draw:style-name="gr12"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text:style-name="P9"><text:span text:style-name="T6">Look right</text:span></text:p>
        </draw:polygon>
      </draw:page>
      <draw:page draw:name="page5" draw:style-name="dp1" draw:master-page-name="Default">
        <draw:polygon draw:style-name="gr14"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text:style-name="P1"><text:span text:style-name="T6">Smile</text:span></text:p>
        </draw:polygon>
        <draw:polygon draw:style-name="gr15"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Stomp your right leg this many times</text:span></text:p>
        </draw:polygon>
        <draw:polygon draw:style-name="gr14"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text:style-name="P1"><text:span text:style-name="T6">Go back to your start position</text:span></text:p>
        </draw:polygon>
        <draw:polygon draw:style-name="gr15"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Stomp your left leg this many times</text:span></text:p>
        </draw:polygon>
        <draw:polygon draw:style-name="gr14"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text:style-name="P9"><text:span text:style-name="T6">Go back to your start pose</text:span></text:p>
        </draw:polygon>
        <draw:polygon draw:style-name="gr15"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C</text:span><text:span text:style-name="T6">o</text:span><text:span text:style-name="T6">u</text:span><text:span text:style-name="T6">n</text:span><text:span text:style-name="T6">t</text:span><text:span text:style-name="T6"> </text:span><text:span text:style-name="T6">t</text:span><text:span text:style-name="T6">o</text:span></text:p>
        </draw:polygon>
        <draw:polygon draw:style-name="gr14"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text:style-name="P9"><text:span text:style-name="T6">Put your hands on your hips</text:span></text:p>
        </draw:polygon>
        <draw:polygon draw:style-name="gr15"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Do a jumping jack this many times</text:span></text:p>
        </draw:polygon>
        <draw:polygon draw:style-name="gr14"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text:style-name="P9"><text:span text:style-name="T6">Bow</text:span></text:p>
        </draw:polygon>
      </draw:page>
      <draw:page draw:name="page6" draw:style-name="dp1" draw:master-page-name="Default">
        <draw:polygon draw:style-name="gr16"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draw:polygon>
        <draw:polygon draw:style-name="gr17"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6"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draw:polygon>
        <draw:polygon draw:style-name="gr17"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6"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draw:polygon>
        <draw:polygon draw:style-name="gr17"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6"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draw:polygon>
        <draw:polygon draw:style-name="gr17"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6"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draw:polygon>
      </draw:page>
      <draw:page draw:name="page7" draw:style-name="dp1" draw:master-page-name="Default">
        <draw:polygon draw:style-name="gr18"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draw:polygon>
        <draw:polygon draw:style-name="gr19"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8"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draw:polygon>
        <draw:polygon draw:style-name="gr19"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8"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draw:polygon>
        <draw:polygon draw:style-name="gr19"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8"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draw:polygon>
        <draw:polygon draw:style-name="gr19"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8"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31T16:55:26.655745923</meta:creation-date>
    <dc:date>2019-03-27T23:13:21.093328842</dc:date>
    <meta:editing-duration>PT1H8M9S</meta:editing-duration>
    <meta:editing-cycles>6</meta:editing-cycles>
    <meta:generator>LibreOffice/6.0.7.3$Linux_X86_64 LibreOffice_project/00m0$Build-3</meta:generator>
    <meta:document-statistic meta:object-count="94"/>
  </office:meta>
</office:document-meta>
</file>